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IdImpl.denote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dImpl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pertyIdImpl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dImpl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IdImpl.PropertyIdImpl( NodeId parentId , Name name , Path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IdImpl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dImpl.NodeIdImpl( NodeId parentId , Path path , Path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dImpl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mIdImpl.ItemIdImpl( NodeId parentId , Name name , PathFactory 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I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dFactory.createNodeId( NodeId parentId ,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dFactory.createNodeId( String uniqu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dImpl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IdImpl.NodeIdImpl( String uniqu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dImp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dFactory.createPropertyId( NodeId parentId , Name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IdImpl.getUniqu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dImpl.denote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dFactory.createNodeId( String uniqueID ,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dImpl.ItemIdImpl( String uniqueID ,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dImpl.NodeIdImpl( String uniqueID ,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dImpl.equals( ItemId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